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82in"/>
    </style:style>
    <style:style style:name="co3" style:family="table-column">
      <style:table-column-properties fo:break-before="auto" style:column-width="3.3091in"/>
    </style:style>
    <style:style style:name="co4" style:family="table-column">
      <style:table-column-properties fo:break-before="auto" style:column-width="2.8744in"/>
    </style:style>
    <style:style style:name="co5" style:family="table-column">
      <style:table-column-properties fo:break-before="auto" style:column-width="2.9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516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22pt" style:font-size-asian="22pt" style:font-size-complex="22pt"/>
    </style:style>
    <style:style style:name="ce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 style:vertical-align="middle"/>
    </style:style>
    <style:style style:name="ce16" style:family="table-cell" style:parent-style-name="Default">
      <style:table-cell-properties style:vertical-align="middle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637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>
          <table:table-cell table:number-columns-repeated="2"/>
          <table:table-cell table:style-name="ce2" office:value-type="string" calcext:value-type="string">
            <text:p>Opció Escollida:</text:p>
          </table:table-cell>
          <table:table-cell table:style-name="ce16" office:value-type="string" calcext:value-type="string" table:number-columns-spanned="2" table:number-rows-spanned="1">
            <text:p>Serveis Web</text:p>
          </table:table-cell>
          <table:covered-table-cell table:style-name="ce16"/>
          <table:table-cell table:style-name="ce16"/>
          <table:table-cell table:number-columns-repeated="16378"/>
        </table:table-row>
        <table:table-row table:style-name="ro2">
          <table:table-cell table:number-columns-repeated="2"/>
          <table:table-cell table:style-name="ce2" office:value-type="string" calcext:value-type="string">
            <text:p>Adreça:</text:p>
          </table:table-cell>
          <table:table-cell table:style-name="ce8" office:value-type="string" calcext:value-type="string" table:number-columns-spanned="2" table:number-rows-spanned="1">
            <text:p>localhost (si es fa servir el jar del projecte)</text:p>
          </table:table-cell>
          <table:covered-table-cell table:style-name="ce16"/>
          <table:table-cell table:style-name="ce16"/>
          <table:table-cell table:number-columns-repeated="16378"/>
        </table:table-row>
        <table:table-row table:style-name="ro3">
          <table:table-cell table:number-columns-repeated="2"/>
          <table:table-cell table:style-name="ce2"/>
          <table:table-cell table:style-name="ce9" office:value-type="string" calcext:value-type="string" table:number-columns-spanned="2" table:number-rows-spanned="1">
            <text:p><text:span text:style-name="T1"><text:a xlink:href="https://who-pays-coffee.onrender.com/" xlink:type="simple">https://who-pays-coffee.onrender.com</text:a></text:span><text:span text:style-name="T1"> (versió web de prova, tria en arrencar).</text:span></text:p>
          </table:table-cell>
          <table:covered-table-cell table:style-name="ce16"/>
          <table:table-cell table:style-name="ce16"/>
          <table:table-cell table:number-columns-repeated="16378"/>
        </table:table-row>
        <table:table-row table:style-name="ro2">
          <table:table-cell table:number-columns-repeated="2"/>
          <table:table-cell table:style-name="ce2" office:value-type="string" calcext:value-type="string">
            <text:p>Port d’escolta:</text:p>
          </table:table-cell>
          <table:table-cell table:style-name="ce16" office:value-type="string" calcext:value-type="string" table:number-columns-spanned="2" table:number-rows-spanned="1">
            <text:p>8080 (només localhost)</text:p>
          </table:table-cell>
          <table:covered-table-cell table:style-name="ce16"/>
          <table:table-cell table:style-name="ce16"/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4">
          <table:table-cell table:number-columns-repeated="2"/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Descripció</text:p>
          </table:table-cell>
          <table:table-cell table:style-name="ce3" office:value-type="string" calcext:value-type="string">
            <text:p>Paràmetres</text:p>
          </table:table-cell>
          <table:table-cell table:style-name="ce3" office:value-type="string" calcext:value-type="string">
            <text:p>Retorn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4" office:value-type="string" calcext:value-type="string">
            <text:p>coffee/api/auth/p/register</text:p>
          </table:table-cell>
          <table:table-cell table:style-name="ce10" office:value-type="string" calcext:value-type="string">
            <text:p>Registra a un nou usuari sempre que aquest no existeixi. Si ho fa, retorna un codi d'error http 400 amb un missatge.</text:p>
            <text:p>Retorna un Json on es troba el nom de l'usuari que s'ha creat, el prefix i el token que es faran servir com a controladors de <text:span text:style-name="T2">sessió</text:span>. La idea és que a cada request, s'envií un header anomenat "Authorization" que tindrá com a valor el prefix + el token ("CBS asdqweqweq").</text:p>
            <text:p/>
          </table:table-cell>
          <table:table-cell table:style-name="ce4" office:value-type="string" calcext:value-type="string">
            <text:p>Request POST (Json):</text:p>
            <text:p/>
            <text:p>{</text:p>
            <text:p/>
            <text:p> "name" : "Pepote"</text:p>
            <text:p/>
            <text:p> "email" : "pepote@mail.es",</text:p>
            <text:p/>
            <text:p> "password" : 1234</text:p>
            <text:p/>
            <text:p>}</text:p>
          </table:table-cell>
          <table:table-cell office:value-type="string" calcext:value-type="string">
            <text:p>Response (Json)</text:p>
            <text:p/>
            <text:p>{</text:p>
            <text:p/>
            <text:p> "head" : "CBS",</text:p>
            <text:p/>
            <text:p> "token" : "ZDk0YjJhNmItZGE3OS0zNWMwLTliZTMtNzBhOTY1YWExN2M1",</text:p>
            <text:p/>
            <text:p> "email" : "<text:a xlink:href="mailto:pepote@mail" xlink:type="simple">pepote@mail</text:a>.es",</text:p>
            <text:p/>
            <text:p> "name" : "Pepote"</text:p>
            <text:p/>
            <text:p>}</text:p>
            <text:p/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5" office:value-type="string" calcext:value-type="string">
            <text:p>coffee/api/auth/p/login </text:p>
          </table:table-cell>
          <table:table-cell table:style-name="ce5" office:value-type="string" calcext:value-type="string">
            <text:p>Petició que logueja a l'usuari si aquest existeix a la base de dades. Si no existeix o bé si la contrasenya no coincideix amb aquella de la base de dades, es retorna un error 400.</text:p>
            <text:p/>
            <text:p>La resposta és la mateixa que a la petició de register.</text:p>
          </table:table-cell>
          <table:table-cell office:value-type="string" calcext:value-type="string">
            <text:p>Request GET (Json): (</text:p>
            <text:p/>
            <text:p>{</text:p>
            <text:p/>
            <text:p> "email" : "pepote@mail.es",</text:p>
            <text:p/>
            <text:p> "password" : "1234"</text:p>
            <text:p/>
            <text:p>}</text:p>
          </table:table-cell>
          <table:table-cell office:value-type="string" calcext:value-type="string">
            <text:p>Response (Json)</text:p>
            <text:p/>
            <text:p>{</text:p>
            <text:p/>
            <text:p> "head" : "CBS",</text:p>
            <text:p/>
            <text:p> "token" : "ZDk0YjJhNmItZGE3OS0zNWMwLTliZTMtNzBhOTY1YWExN2M1",</text:p>
            <text:p/>
            <text:p> "email" : "pepote@mail.es",</text:p>
            <text:p/>
            <text:p> "name" : "Pepote"</text:p>
            <text:p/>
            <text:p>}</text:p>
            <text:p/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calcext:value-type="string">
            <text:p>coffee/api/auth/logout</text:p>
          </table:table-cell>
          <table:table-cell table:style-name="ce5" office:value-type="string" calcext:value-type="string">
            <text:p>Endpoint per desloguejar a l'usuari. Només necessita el token d'autorització. Si l'usuari no disposa d'aquest token no pot entrar-hi.</text:p>
            <text:p/>
            <text:p>Com a resposta enviem un simple string i un codi 200 conforme s'ha desloguejat de manera correcte. </text:p>
          </table:table-cell>
          <table:table-cell office:value-type="string" calcext:value-type="string">
            <text:p>Request Post (Header):</text:p>
            <text:p/>
            <text:p> "Authorization" : "CBS adasdasdada"</text:p>
            <text:p/>
          </table:table-cell>
          <table:table-cell office:value-type="string" calcext:value-type="string">
            <text:p>Response (String)</text:p>
            <text:p/>
            <text:p>Session has ended</text:p>
            <text:p/>
          </table:table-cell>
          <table:table-cell table:number-columns-repeated="16378"/>
        </table:table-row>
        <table:table-row table:style-name="ro7">
          <table:table-cell table:number-columns-repeated="2"/>
          <table:table-cell office:value-type="string" calcext:value-type="string">
            <text:p>coffee/api/auth/delete</text:p>
          </table:table-cell>
          <table:table-cell office:value-type="string" calcext:value-type="string">
            <text:p>Endpoint per esborrar a l'usuari. Com en el cas del logout, fa servir el header d'autorització i com resposta enviem un simple missatge</text:p>
            <text:p/>
            <text:p/>
            <text:p/>
          </table:table-cell>
          <table:table-cell office:value-type="string" calcext:value-type="string">
            <text:p>Request DELETE (Header):</text:p>
            <text:p/>
            <text:p>{</text:p>
            <text:p/>
            <text:p> "Authorization" : "CBS asdasdasda",</text:p>
            <text:p/>
            <text:p>}</text:p>
            <text:p/>
          </table:table-cell>
          <table:table-cell office:value-type="string" calcext:value-type="string">
            <text:p>Response (String)</text:p>
            <text:p/>
            <text:p>User deleted</text:p>
            <text:p/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calcext:value-type="string">
            <text:p>coffee/api/auth/modPass</text:p>
          </table:table-cell>
          <table:table-cell office:value-type="string" calcext:value-type="string">
            <text:p>Endpoint per modificar la contrasenya. L'usuari ha d'estar loguejat a l'aplicació perque funcioni, sino no es pot cambiar.</text:p>
            <text:p/>
            <text:p>S'envia una simple String amb la nova contrasenya i retorna una estring. </text:p>
          </table:table-cell>
          <table:table-cell office:value-type="string" calcext:value-type="string">
            <text:p>Request PUT (String):</text:p>
            <text:p>"sadsasdasdad"</text:p>
          </table:table-cell>
          <table:table-cell office:value-type="string" calcext:value-type="string">
            <text:p>Response (String)</text:p>
            <text:p>"New Password accepted"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calcext:value-type="string">
            <text:p>/coffee/api/admin/p/login</text:p>
          </table:table-cell>
          <table:table-cell office:value-type="string" calcext:value-type="string">
            <text:p>Logueja a un administrador. De moment només n'existeix un.</text:p>
          </table:table-cell>
          <table:table-cell office:value-type="string" calcext:value-type="string">
            <text:p>Request POST (Json): -&gt; el único que existe</text:p>
            <text:p/>
            <text:p>{</text:p>
            <text:p>   "username": "Lluís",</text:p>
            <text:p>   "password": "1234"</text:p>
            <text:p>}</text:p>
          </table:table-cell>
          <table:table-cell office:value-type="string" calcext:value-type="string">
            <text:p>Response (Json)</text:p>
            <text:p/>
            <text:p>{</text:p>
            <text:p/>
            <text:p> "head" : "MTLL",</text:p>
            <text:p/>
            <text:p> "token" : "OWE2ZWIzNjctMTNjOS0zMGZhLWFiMDEtMTBkNTRhZTcxZmY4",</text:p>
            <text:p/>
            <text:p/>
            <text:p> "name" : "Lluís"</text:p>
            <text:p/>
            <text:p>}</text:p>
            <text:p/>
          </table:table-cell>
          <table:table-cell table:number-columns-repeated="16378"/>
        </table:table-row>
        <table:table-row table:style-name="ro9">
          <table:table-cell table:number-columns-repeated="2"/>
          <table:table-cell office:value-type="string" calcext:value-type="string">
            <text:p>coffee/api/admin/r/logout</text:p>
          </table:table-cell>
          <table:table-cell office:value-type="string" calcext:value-type="string">
            <text:p>Deslogueja a un administrador. Només és necessari el header d'autorització.</text:p>
          </table:table-cell>
          <table:table-cell office:value-type="string" calcext:value-type="string">
            <text:p>Request Post (Header):</text:p>
            <text:p/>
            <text:p> "Authorization" : "CBS adasdasdada"</text:p>
            <text:p/>
          </table:table-cell>
          <table:table-cell office:value-type="string" calcext:value-type="string">
            <text:p>Response (String)</text:p>
            <text:p>"Bye Bye admin"</text:p>
          </table:table-cell>
          <table:table-cell table:number-columns-repeated="16378"/>
        </table:table-row>
        <table:table-row table:style-name="ro10">
          <table:table-cell table:number-columns-repeated="2"/>
          <table:table-cell office:value-type="string" calcext:value-type="string">
            <text:p>coffee/api/admin/r/getAllUsers</text:p>
          </table:table-cell>
          <table:table-cell office:value-type="string" calcext:value-type="string">
            <text:p>Troba tots els usuaris registrats a l'aplicació mostrant-ne el seu "email" i el seu "name"</text:p>
          </table:table-cell>
          <table:table-cell office:value-type="string" calcext:value-type="string">
            <text:p>Request GET (nada):</text:p>
          </table:table-cell>
          <table:table-cell office:value-type="string" calcext:value-type="string">
            <text:p>Response (Json)</text:p>
            <text:p/>
            <text:p>[</text:p>
            <text:p>   {</text:p>
            <text:p>     "name": "Pepote",</text:p>
            <text:p>     "email": "pepote@mail.es"</text:p>
            <text:p>   },  </text:p>
            <text:p>  {</text:p>
            <text:p>     "name": "Mariela",</text:p>
            <text:p>     "email": "mariela@mail.es"</text:p>
            <text:p>   }</text:p>
            <text:p>]</text:p>
          </table:table-cell>
          <table:table-cell table:number-columns-repeated="16378"/>
        </table:table-row>
        <table:table-row table:style-name="ro11">
          <table:table-cell table:number-columns-repeated="2"/>
          <table:table-cell table:style-name="ce5" office:value-type="string" calcext:value-type="string">
            <text:p>coffee/api/groups/add_group</text:p>
          </table:table-cell>
          <table:table-cell office:value-type="string" calcext:value-type="string">
            <text:p>Afegeix un nou group a la base de deades. L’usuari ha d’estar registrat i loguejat al sistema. Introduix automàticament a l’usuari creador com a nou membre del grup</text:p>
          </table:table-cell>
          <table:table-cell office:value-type="string" calcext:value-type="string">
            <text:p>Request Post (Json):</text:p>
            <text:p>{</text:p>
            <text:p>    “memberName”: “Pipo 2”,</text:p>
            <text:p>    “groupName” : “El grupo de los molones”</text:p>
            <text:p>}</text:p>
          </table:table-cell>
          <table:table-cell office:value-type="string" calcext:value-type="string">
            <text:p>Request Post (Json):</text:p>
            <text:p>{</text:p>
            <text:p>    “id”: 2,</text:p>
            <text:p>    “name” : “El grupo de los molones”</text:p>
            <text:p>}</text:p>
          </table:table-cell>
          <table:table-cell table:number-columns-repeated="16378"/>
        </table:table-row>
        <table:table-row table:style-name="ro12">
          <table:table-cell table:number-columns-repeated="2"/>
          <table:table-cell office:value-type="string" calcext:value-type="string">
            <text:p>coffee/api/groups</text:p>
          </table:table-cell>
          <table:table-cell office:value-type="string" calcext:value-type="string">
            <text:p>Retorna tots els grups del qual l’usuari loguejat és membre.</text:p>
          </table:table-cell>
          <table:table-cell office:value-type="string" calcext:value-type="string">
            <text:p>Request GET (nadat)</text:p>
          </table:table-cell>
          <table:table-cell office:value-type="string" calcext:value-type="string">
            <text:p>Response (Json)  :</text:p>
            <text:p>[</text:p>
            <text:p>  {</text:p>
            <text:p>    “id”: 1,</text:p>
            <text:p>    “name”: “grupo 1”</text:p>
            <text:p>  },</text:p>
            <text:p>  {</text:p>
            <text:p>    “id”: 248,</text:p>
            <text:p>    “name”: “Los molones”</text:p>
            <text:p>  }</text:p>
            <text:p>]</text:p>
          </table:table-cell>
          <table:table-cell table:number-columns-repeated="16378"/>
        </table:table-row>
        <table:table-row table:style-name="ro13">
          <table:table-cell table:number-columns-repeated="2"/>
          <table:table-cell office:value-type="string" calcext:value-type="string">
            <text:p>coffee/api/auth/modPassword</text:p>
          </table:table-cell>
          <table:table-cell office:value-type="string" calcext:value-type="string">
            <text:p>Canvia la contrasenya de l’usuari sempre i quan estigui en sessió.</text:p>
          </table:table-cell>
          <table:table-cell office:value-type="string" calcext:value-type="string">
            <text:p>Request PUT (Text):</text:p>
            <text:p/>
            <text:p>Nueva_contrasenya</text:p>
          </table:table-cell>
          <table:table-cell table:number-columns-repeated="16379"/>
        </table:table-row>
        <table:table-row table:style-name="ro14">
          <table:table-cell table:style-name="ce1"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Mostra la consola sql on es poden veure tots els canvis de a base de dades. Es treurà en producció</text:p>
          </table:table-cell>
          <table:table-cell table:number-columns-repeated="2"/>
          <table:table-cell table:style-name="ce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DejaVu Sans'" style:font-family-generic-asian="system" style:font-pitch-asian="variable" style:font-size-asian="12pt" style:language-asian="ja" style:country-asian="JP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luís Cobos Aumatell</meta:initial-creator>
    <meta:creation-date>2023-10-23T10:01:21.074000000</meta:creation-date>
    <dc:date>2023-10-23T13:46:51.211095342</dc:date>
    <meta:editing-duration>PT35M49S</meta:editing-duration>
    <meta:editing-cycles>3</meta:editing-cycles>
    <meta:generator>LibreOffice/7.6.2.1$Linux_X86_64 LibreOffice_project/60$Build-1</meta:generator>
    <meta:document-statistic meta:table-count="1" meta:cell-count="56" meta:object-count="0"/>
  </office:meta>
</office:document-meta>
</file>